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b77" officeooo:paragraph-rsid="00158185"/>
    </style:style>
    <style:style style:name="P2" style:family="paragraph" style:parent-style-name="Standard">
      <style:text-properties officeooo:rsid="00158185" officeooo:paragraph-rsid="00158185"/>
    </style:style>
    <style:style style:name="P3" style:family="paragraph" style:parent-style-name="Standard">
      <style:text-properties officeooo:rsid="00172185" officeooo:paragraph-rsid="00172185"/>
    </style:style>
    <style:style style:name="P4" style:family="paragraph" style:parent-style-name="Preformatted_20_Text">
      <style:paragraph-properties fo:margin-top="0in" fo:margin-bottom="0.1965in" loext:contextual-spacing="false" fo:widows="1"/>
      <style:text-properties officeooo:paragraph-rsid="00158185"/>
    </style:style>
    <style:style style:name="P5" style:family="paragraph" style:parent-style-name="Standard">
      <style:text-properties officeooo:paragraph-rsid="00158185"/>
    </style:style>
    <style:style style:name="T1" style:family="text">
      <style:text-properties officeooo:rsid="00158185"/>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58185"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90e36" style:font-size-asian="12pt" style:font-size-complex="12pt"/>
    </style:style>
    <style:style style:name="T5" style:family="text">
      <style:text-properties style:font-name="Liberation Serif" fo:font-size="12pt" officeooo:rsid="00158185" style:font-size-asian="12pt" style:font-size-complex="12pt"/>
    </style:style>
    <style:style style:name="T6" style:family="text">
      <style:text-properties officeooo:rsid="00172185"/>
    </style:style>
    <style:style style:name="T7" style:family="text">
      <style:text-properties officeooo:rsid="00173e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7">3</text:span> <text:span text:style-name="T1">GDB </text:span>write<text:span text:style-name="T1">up</text:span></text:p>
      <text:p text:style-name="P1"/>
      <text:p text:style-name="P3">02 – <text:span text:style-name="T7">29</text:span> - 2017</text:p>
      <text:p text:style-name="P1"/>
      <text:p text:style-name="P5"><text:span text:style-name="T7">Working on this program which is a program to keep track of a way to get intouch with a user given a situation whee there was an emergency contact need. The user would select between 5 different methods of contact from home phone, cell, work, facebook and twitter. The way I went about designing th program was to have the user select from the main menu which method they preferred to be reached in an emergency. I had to ask for advice from TA's and the instructor on how I should approach a problem such as this program, on how to manage and compartmentalize the various components of the segments within the scope of the application. I decided to have classes that managed each category of the various ways to contact classes. I felt that having this separation of requirements should make for a smoother transition of managing objects and being able to communicate and pass data around from one class to the other. During the course of trying to implement each class interface and member functions, I got a fair amount of errors throughout programming this application. The main one was getting segfaults, from trying to access one of the getter functions in one of my classes </text:span></text:p>
      <text:p text:style-name="P4"><text:span text:style-name="Source_20_Text"><text:span text:style-name="T2"><text:s/></text:span></text:span><text:span text:style-name="Source_20_Text"><text:span text:style-name="T3">Although this is not the </text:span></text:span><text:span text:style-name="Source_20_Text"><text:span text:style-name="T4">exact</text:span></text:span><text:span text:style-name="Source_20_Text"><text:span text:style-name="T3"> syntax I received while trying to debug my program, it was similar to this exact line, I would have posted my exact error code, but I managed to fix the problem early on with the great help from GDB and forgot to save the error code to be used here in this write up. When I was in CS 162, and CS 163, I used to have to go to the tutors to fix problems such as this exact error code I was receiving, until one of the tutors should me how easy it was to detect and, and fix this problem. From that point on that made writing programs a little more easier, because now I could draw out the scenario of the code, following it line by line, and seeing the seg fault right on paper, which was amazing! I had been instructed to learn how to use valgrind, which I hear is also extremely useful for finding segfaults, I need to spend some time to also find out how this useful tool will aid in developing future programs. For the most part the errors I got while implementing this program where forgetting to place scope resolution operators before implementing each member function of a class, not declaring the function in the header file before implementing, and of course seg faults which I managed to find with the help of this great tool GDB.</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16:15:36.893065028</meta:creation-date>
    <dc:date>2017-03-01T17:47:52.335309302</dc:date>
    <meta:editing-duration>PT4M23S</meta:editing-duration>
    <meta:editing-cycles>3</meta:editing-cycles>
    <meta:generator>LibreOffice/5.1.6.2$Linux_X86_64 LibreOffice_project/10m0$Build-2</meta:generator>
    <meta:document-statistic meta:table-count="0" meta:image-count="0" meta:object-count="0" meta:page-count="1" meta:paragraph-count="5" meta:word-count="461" meta:character-count="2508" meta:non-whitespace-character-count="2048"/>
  </office:meta>
</office:document-meta>
</file>